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000000000970000009788BA4B07800EEFBF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7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7d7973" style:letter-kerning="false" style:language-asian="pt" style:country-asian="BR" style:font-weight-asian="bold" style:language-complex="ar" style:country-complex="SA" style:font-weight-complex="bold"/>
    </style:style>
    <style:style style:name="P8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7d7973" style:letter-kerning="false" style:language-asian="pt" style:country-asian="BR" style:language-complex="ar" style:country-complex="SA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7d7973"/>
    </style:style>
    <style:style style:name="P10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7d7973" style:letter-kerning="false" style:language-asian="pt" style:country-asian="BR" style:font-name-complex="Times New Roman1" style:font-size-complex="10pt" style:language-complex="ar" style:country-complex="SA"/>
    </style:style>
    <style:style style:name="P11" style:family="paragraph" style:parent-style-name="Standard" style:master-page-name="Standard">
      <style:paragraph-properties style:page-number="1"/>
      <style:text-properties officeooo:paragraph-rsid="007d7973"/>
    </style:style>
    <style:style style:name="T1" style:family="text">
      <style:text-properties officeooo:rsid="007f55d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text:p text:style-name="P11">Trata-se de um <text:span text:style-name="T1">tablet</text:span>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10">Tabela 1- Especificações técnicas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7">Tipo de informação</text:p>
            </table:table-cell>
            <table:table-cell table:style-name="Table1.A2" office:value-type="string">
              <text:p text:style-name="P7">Valor</text:p>
            </table:table-cell>
            <table:table-cell table:style-name="Table1.A2" office:value-type="string">
              <text:p text:style-name="P7">Fonte da informação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7">Marca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>Inscrições de identificação</text:p>
          </table:table-cell>
        </table:table-row>
        <table:table-row table:style-name="Table1.1">
          <table:table-cell table:style-name="Table1.A4" office:value-type="string">
            <text:p text:style-name="P7">Modelo</text:p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>Inscrições de identificação</text:p>
          </table:table-cell>
        </table:table-row>
        <table:table-row table:style-name="Table1.5">
          <table:table-cell table:style-name="Table1.A5" office:value-type="string">
            <text:p text:style-name="P7">IMEI</text:p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>Inscrições de identificação</text:p>
          </table:table-cell>
        </table:table-row>
        <table:table-row table:style-name="Table1.5">
          <table:table-cell table:style-name="Table1.A6" office:value-type="string">
            <text:p text:style-name="P7">Chip SIM</text:p>
          </table:table-cell>
          <table:table-cell table:style-name="Table1.B6" office:value-type="string">
            <text:p text:style-name="P8"/>
          </table:table-cell>
          <table:table-cell table:style-name="Table1.C6" office:value-type="string">
            <text:p text:style-name="P8">Inscrições de identificação</text:p>
          </table:table-cell>
        </table:table-row>
        <table:table-row table:style-name="Table1.5">
          <table:table-cell table:style-name="Table1.A7" office:value-type="string">
            <text:p text:style-name="P7">Cartão de memória</text:p>
          </table:table-cell>
          <table:table-cell table:style-name="Table1.B7" office:value-type="string">
            <text:p text:style-name="P8"/>
          </table:table-cell>
          <table:table-cell table:style-name="Table1.C7" office:value-type="string">
            <text:p text:style-name="P8">Inscrições de identificação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3"><draw:frame draw:style-name="Mfr1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5">Instituto de Criminalística Leonardo Rodrigues <text:s/></text:p>
            </table:table-cell>
            <table:table-cell table:style-name="Tabela8.A1" office:value-type="string">
              <text:p text:style-name="MP3"><draw:frame draw:style-name="Mfr1" draw:name="Imagem 17" text:anchor-type="as-char" svg:width="2.29cm" svg:height="2.29cm" draw:z-index="0"><draw:image xlink:href="Pictures/10000000000000970000009788BA4B07800EEFBF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6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08</meta:editing-cycles>
    <meta:print-date>2020-06-19T20:00:00</meta:print-date>
    <meta:creation-date>2020-03-19T15:00:00</meta:creation-date>
    <dc:date>2020-10-15T21:12:13.229000000</dc:date>
    <meta:editing-duration>P1DT19H23M33S</meta:editing-duration>
    <meta:generator>LibreOffice/7.0.1.2$Windows_X86_64 LibreOffice_project/7cbcfc562f6eb6708b5ff7d7397325de9e764452</meta:generator>
    <meta:document-statistic meta:table-count="2" meta:image-count="2" meta:object-count="0" meta:page-count="1" meta:paragraph-count="23" meta:word-count="82" meta:character-count="622" meta:non-whitespace-character-count="550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